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Block Name</text:p>
          </table:table-cell>
          <table:table-cell table:style-name="Default" office:value-type="string" calcext:value-type="string">
            <text:p>Pass Block Name</text:p>
          </table:table-cell>
          <table:table-cell table:style-name="Default" office:value-type="string" calcext:value-type="string">
            <text:p>Bypass Block Na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W43</text:p>
          </table:table-cell>
          <table:table-cell office:value-type="float" office:value="49.54047" calcext:value-type="float">
            <text:p>49.54047</text:p>
          </table:table-cell>
          <table:table-cell office:value-type="float" office:value="58.53463" calcext:value-type="float">
            <text:p>58.5346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2</text:p>
          </table:table-cell>
          <table:table-cell office:value-type="float" office:value="51.86649" calcext:value-type="float">
            <text:p>51.86649</text:p>
          </table:table-cell>
          <table:table-cell office:value-type="float" office:value="62.19429" calcext:value-type="float">
            <text:p>62.19429</text:p>
          </table:table-cell>
          <table:table-cell office:value-type="string" calcext:value-type="string">
            <text:p>3-16</text:p>
          </table:table-cell>
          <table:table-cell office:value-type="string" calcext:value-type="string">
            <text:p>1-3</text:p>
          </table:table-cell>
          <table:table-cell table:style-name="ce2" office:value-type="string" calcext:value-type="string">
            <text:p>U-60;3-1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52.09035" calcext:value-type="float">
            <text:p>52.09035</text:p>
          </table:table-cell>
          <table:table-cell office:value-type="float" office:value="47.77233" calcext:value-type="float">
            <text:p>47.7723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U-58;3-14</text:p>
          </table:table-cell>
          <table:table-cell office:value-type="string" calcext:value-type="string">
            <text:p>U-57;3-13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55.83087" calcext:value-type="float">
            <text:p>55.83087</text:p>
          </table:table-cell>
          <table:table-cell office:value-type="float" office:value="26.78645" calcext:value-type="float">
            <text:p>26.78645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3-8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5.73687" calcext:value-type="float">
            <text:p>5.73687</text:p>
          </table:table-cell>
          <table:table-cell office:value-type="float" office:value="33.99488" calcext:value-type="float">
            <text:p>33.99488</text:p>
          </table:table-cell>
          <table:table-cell office:value-type="string" calcext:value-type="string">
            <text:p>U-51;4-15</text:p>
          </table:table-cell>
          <table:table-cell office:value-type="string" calcext:value-type="string">
            <text:p>U-54;1-12</text:p>
          </table:table-cell>
          <table:table-cell office:value-type="string" calcext:value-type="string">
            <text:p>U-52;4-1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43.50347" calcext:value-type="float">
            <text:p>43.50347</text:p>
          </table:table-cell>
          <table:table-cell office:value-type="float" office:value="91.33812" calcext:value-type="float">
            <text:p>91.33812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U-46;1-14</text:p>
          </table:table-cell>
          <table:table-cell office:value-type="string" calcext:value-type="string">
            <text:p>U-47;1-1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54.8351" calcext:value-type="float">
            <text:p>54.8351</text:p>
          </table:table-cell>
          <table:table-cell office:value-type="float" office:value="91.34823" calcext:value-type="float">
            <text:p>91.34823</text:p>
          </table:table-cell>
          <table:table-cell office:value-type="string" calcext:value-type="string">
            <text:p>U-44;1-7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U-34;4-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9422" calcext:value-type="float">
            <text:p>75.9422</text:p>
          </table:table-cell>
          <table:table-cell office:value-type="float" office:value="87.04891" calcext:value-type="float">
            <text:p>87.04891</text:p>
          </table:table-cell>
          <table:table-cell office:value-type="string" calcext:value-type="string">
            <text:p>U-34;4-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44;1-7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69.12903" calcext:value-type="float">
            <text:p>69.12903</text:p>
          </table:table-cell>
          <table:table-cell office:value-type="float" office:value="83.29647" calcext:value-type="float">
            <text:p>83.29647</text:p>
          </table:table-cell>
          <table:table-cell office:value-type="string" calcext:value-type="string">
            <text:p>U-35;1-6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-36;1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4</text:p>
          </table:table-cell>
          <table:table-cell office:value-type="float" office:value="77.19195" calcext:value-type="float">
            <text:p>77.19195</text:p>
          </table:table-cell>
          <table:table-cell office:value-type="float" office:value="81.63995" calcext:value-type="float">
            <text:p>81.63995</text:p>
          </table:table-cell>
          <table:table-cell office:value-type="string" calcext:value-type="string">
            <text:p>U-36;1-5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U-37;4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33</text:p>
          </table:table-cell>
          <table:table-cell office:value-type="float" office:value="85.82914" calcext:value-type="float">
            <text:p>85.82914</text:p>
          </table:table-cell>
          <table:table-cell office:value-type="float" office:value="79.71399" calcext:value-type="float">
            <text:p>79.71399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3-1;6-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32</text:p>
          </table:table-cell>
          <table:table-cell office:value-type="float" office:value="94.42582" calcext:value-type="float">
            <text:p>94.42582</text:p>
          </table:table-cell>
          <table:table-cell office:value-type="float" office:value="77.65328" calcext:value-type="float">
            <text:p>77.65328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U-39;5-7</text:p>
          </table:table-cell>
          <table:table-cell table:style-name="ce2" office:value-type="string" calcext:value-type="string">
            <text:p>U-42;5-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31</text:p>
          </table:table-cell>
          <table:table-cell office:value-type="float" office:value="102.88166" calcext:value-type="float">
            <text:p>102.88166</text:p>
          </table:table-cell>
          <table:table-cell office:value-type="float" office:value="75.12243" calcext:value-type="float">
            <text:p>75.12243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U-41;5-6</text:p>
          </table:table-cell>
          <table:table-cell office:value-type="string" calcext:value-type="string">
            <text:p>U-40;7-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4</text:p>
          </table:table-cell>
          <table:table-cell office:value-type="float" office:value="139.69004" calcext:value-type="float">
            <text:p>139.69004</text:p>
          </table:table-cell>
          <table:table-cell office:value-type="float" office:value="81.47157" calcext:value-type="float">
            <text:p>81.47157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74</text:p>
          </table:table-cell>
          <table:table-cell office:value-type="float" office:value="148.31004" calcext:value-type="float">
            <text:p>148.31004</text:p>
          </table:table-cell>
          <table:table-cell office:value-type="float" office:value="82.99227" calcext:value-type="float">
            <text:p>82.99227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3</text:p>
          </table:table-cell>
          <table:table-cell office:value-type="float" office:value="141.44865" calcext:value-type="float">
            <text:p>141.44865</text:p>
          </table:table-cell>
          <table:table-cell office:value-type="float" office:value="87.23499" calcext:value-type="float">
            <text:p>87.2349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1-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2</text:p>
          </table:table-cell>
          <table:table-cell office:value-type="float" office:value="162.62366" calcext:value-type="float">
            <text:p>162.62366</text:p>
          </table:table-cell>
          <table:table-cell office:value-type="float" office:value="90.9982" calcext:value-type="float">
            <text:p>90.998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2;8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1</text:p>
          </table:table-cell>
          <table:table-cell office:value-type="float" office:value="173.82591" calcext:value-type="float">
            <text:p>173.82591</text:p>
          </table:table-cell>
          <table:table-cell office:value-type="float" office:value="91.35938" calcext:value-type="float">
            <text:p>91.35938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U-19;8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81</text:p>
          </table:table-cell>
          <table:table-cell office:value-type="float" office:value="210.6934" calcext:value-type="float">
            <text:p>210.6934</text:p>
          </table:table-cell>
          <table:table-cell office:value-type="float" office:value="32.741" calcext:value-type="float">
            <text:p>32.741</text:p>
          </table:table-cell>
          <table:table-cell office:value-type="string" calcext:value-type="string">
            <text:p>U-16;7-5</text:p>
          </table:table-cell>
          <table:table-cell office:value-type="string" calcext:value-type="string">
            <text:p>U-13;7-8</text:p>
          </table:table-cell>
          <table:table-cell office:value-type="string" calcext:value-type="string">
            <text:p>U-14;8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2</text:p>
          </table:table-cell>
          <table:table-cell office:value-type="float" office:value="161.03171" calcext:value-type="float">
            <text:p>161.03171</text:p>
          </table:table-cell>
          <table:table-cell office:value-type="float" office:value="26.5843" calcext:value-type="float">
            <text:p>26.5843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U-8;8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3</text:p>
          </table:table-cell>
          <table:table-cell office:value-type="float" office:value="164.96577" calcext:value-type="float">
            <text:p>164.96577</text:p>
          </table:table-cell>
          <table:table-cell office:value-type="float" office:value="47.86199" calcext:value-type="float">
            <text:p>47.86199</text:p>
          </table:table-cell>
          <table:table-cell office:value-type="string" calcext:value-type="string">
            <text:p>U-8;8-3</text:p>
          </table:table-cell>
          <table:table-cell office:value-type="string" calcext:value-type="string">
            <text:p>U-10;8-2</text:p>
          </table:table-cell>
          <table:table-cell office:value-type="string" calcext:value-type="string">
            <text:p>U-9;8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2</text:p>
          </table:table-cell>
          <table:table-cell office:value-type="float" office:value="167.76389" calcext:value-type="float">
            <text:p>167.76389</text:p>
          </table:table-cell>
          <table:table-cell office:value-type="float" office:value="58.88137" calcext:value-type="float">
            <text:p>58.88137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2-1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1</text:p>
          </table:table-cell>
          <table:table-cell office:value-type="float" office:value="165.03906" calcext:value-type="float">
            <text:p>165.03906</text:p>
          </table:table-cell>
          <table:table-cell office:value-type="float" office:value="62.59876" calcext:value-type="float">
            <text:p>62.59876</text:p>
          </table:table-cell>
          <table:table-cell office:value-type="string" calcext:value-type="string">
            <text:p>U-61;8-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U-26;8-1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84</text:p>
          </table:table-cell>
          <table:table-cell office:value-type="float" office:value="140.59927" calcext:value-type="float">
            <text:p>140.59927</text:p>
          </table:table-cell>
          <table:table-cell office:value-type="float" office:value="55.03076" calcext:value-type="float">
            <text:p>55.03076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2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1</text:p>
          </table:table-cell>
          <table:table-cell office:value-type="float" office:value="135.1931" calcext:value-type="float">
            <text:p>135.1931</text:p>
          </table:table-cell>
          <table:table-cell office:value-type="float" office:value="65.81367" calcext:value-type="float">
            <text:p>65.81367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5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2</text:p>
          </table:table-cell>
          <table:table-cell office:value-type="float" office:value="127.20665" calcext:value-type="float">
            <text:p>127.20665</text:p>
          </table:table-cell>
          <table:table-cell office:value-type="float" office:value="64.3895" calcext:value-type="float">
            <text:p>64.3895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0;5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63</text:p>
          </table:table-cell>
          <table:table-cell office:value-type="float" office:value="118.73043" calcext:value-type="float">
            <text:p>118.73043</text:p>
          </table:table-cell>
          <table:table-cell office:value-type="float" office:value="62.10422" calcext:value-type="float">
            <text:p>62.10422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4-9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76.60114" calcext:value-type="float">
            <text:p>76.60114</text:p>
          </table:table-cell>
          <table:table-cell office:value-type="float" office:value="54.87458" calcext:value-type="float">
            <text:p>54.8745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1</text:p>
          </table:table-cell>
          <table:table-cell office:value-type="float" office:value="79.22876" calcext:value-type="float">
            <text:p>79.22876</text:p>
          </table:table-cell>
          <table:table-cell office:value-type="float" office:value="64.39986" calcext:value-type="float">
            <text:p>64.39986</text:p>
          </table:table-cell>
          <table:table-cell office:value-type="string" calcext:value-type="string">
            <text:p>U-1;3-4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4-11</text:p>
          </table:table-cell>
          <table:table-cell table:style-name="ce4"/>
          <table:table-cell/>
        </table:table-row>
        <table:table-row table:style-name="ro1" table:number-rows-repeated="12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6:35:46.815490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6-02-07T08:17:58.277056244</meta:creation-date>
    <dc:date>2016-05-11T06:51:11.765948067</dc:date>
    <dc:creator>death </dc:creator>
    <meta:editing-duration>PT1H39M8S</meta:editing-duration>
    <meta:editing-cycles>20</meta:editing-cycles>
    <meta:generator>LibreOffice/4.2.8.2$Linux_X86_64 LibreOffice_project/420m0$Build-2</meta:generator>
    <meta:document-statistic meta:table-count="1" meta:cell-count="180" meta:object-count="0"/>
  </office:meta>
</office:document-meta>
</file>